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766c1" officeooo:paragraph-rsid="001766c1"/>
    </style:style>
    <style:style style:name="P2" style:family="paragraph" style:parent-style-name="Text_20_body">
      <style:text-properties officeooo:rsid="0018ba7e" officeooo:paragraph-rsid="0018ba7e"/>
    </style:style>
    <style:style style:name="P3" style:family="paragraph" style:parent-style-name="Heading_20_1">
      <style:text-properties officeooo:rsid="001766c1" officeooo:paragraph-rsid="001766c1"/>
    </style:style>
    <style:style style:name="P4" style:family="paragraph" style:parent-style-name="Text_20_body" style:list-style-name="L1">
      <style:text-properties officeooo:rsid="001766c1" officeooo:paragraph-rsid="001766c1"/>
    </style:style>
    <style:style style:name="P5" style:family="paragraph" style:parent-style-name="Text_20_body" style:list-style-name="L2">
      <style:text-properties officeooo:rsid="0018ba7e" officeooo:paragraph-rsid="0018ba7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Trans Saharan Trade</text:h>
      <text:p text:style-name="P1">Trade between native and foreign countries brought the riches of the Sahara to Europe.</text:p>
      <text:list xml:id="list1407150318" text:style-name="L1">
        <text:list-item>
          <text:p text:style-name="P4">Berbers – started trade in North Africa:</text:p>
          <text:list>
            <text:list-item>
              <text:p text:style-name="P4">Native to the region</text:p>
            </text:list-item>
            <text:list-item>
              <text:p text:style-name="P4">Lived throughout Libya, Egypt, Tunisia, Algeria, and Morocco</text:p>
            </text:list-item>
            <text:list-item>
              <text:p text:style-name="P4">Most farmed or herded cattle, while some became nomads in deserts or lived in the mountains.</text:p>
            </text:list-item>
            <text:list-item>
              <text:p text:style-name="P4">Transported slaves, salt, stones and more in exchange for food, cloth, horses and weapons.</text:p>
            </text:list-item>
          </text:list>
        </text:list-item>
        <text:list-item>
          <text:p text:style-name="P4">Phoenicians and Greeks arrived in North Africa around 800 BCE</text:p>
          <text:list>
            <text:list-item>
              <text:p text:style-name="P4">Founded cities in order to trade with Spain. One of these cities was Carthage</text:p>
            </text:list-item>
            <text:list-item>
              <text:p text:style-name="P4">Numidia, an early Berber kingdom, helped the Romans overthrow Carthage</text:p>
            </text:list-item>
          </text:list>
        </text:list-item>
        <text:list-item>
          <text:p text:style-name="P4">Carrying goods on the trade route was difficult and dangerous.</text:p>
          <text:list>
            <text:list-item>
              <text:p text:style-name="P4">Introduction of camels made Trans-Saharan trade possible.</text:p>
            </text:list-item>
            <text:list-item>
              <text:p text:style-name="P4">Many independent merchants got safety in numbers by traveling in a group known as a caravan. These caravans had thousands of camels, and plenty of profit.</text:p>
            </text:list-item>
            <text:list-item>
              <text:p text:style-name="P4">Merchants exchanged their goods with other merchants in the Sahara, instead of traveling the entire desert.</text:p>
              <text:list>
                <text:list-item>
                  <text:p text:style-name="P4">This exchange of goods happened at oases, which eventually grew into wealthy cities that were the center of trade.</text:p>
                </text:list-item>
              </text:list>
            </text:list-item>
          </text:list>
        </text:list-item>
        <text:list-item>
          <text:p text:style-name="P4">The Trans-Saharan trade was a risky business due to the risk of bandit attacks, natural disasters, and more.</text:p>
        </text:list-item>
      </text:list>
      <text:h text:style-name="P3" text:outline-level="1">Gold, Salt and Slaves</text:h>
      <text:p text:style-name="P2">In the ancient world, salt was very valuable, and was sought after by many states in trade.</text:p>
      <text:p text:style-name="P2">Africa has many precious sources that fostered trade across the world.</text:p>
      <text:list xml:id="list163629601" text:style-name="L2">
        <text:list-item>
          <text:p text:style-name="P5">Two of Africa’s most valued trades were gold and salt.</text:p>
        </text:list-item>
        <text:list-item>
          <text:p text:style-name="P5">Each year, more than a ton of gold passed through the Sahara into Europe and Asia. This gold was used by Kings to make currency.</text:p>
        </text:list-item>
        <text:list-item>
          <text:p text:style-name="P5">Salt was worth a lot, because people used it to preserve food. It was also scarce, leading to high demand, but low supply.</text:p>
        </text:list-item>
        <text:list-item>
          <text:p text:style-name="P5">Slaves provided the labor for mining gold and salt. These slaves came from the Trans Saharan slave trade. </text:p>
          <text:list>
            <text:list-item>
              <text:p text:style-name="P5"><text:soft-page-break/>This slave trade increased upon the arrival of the Muslims in 600 CE.</text:p>
            </text:list-item>
            <text:list-item>
              <text:p text:style-name="P5">Slaves were traded for horses which were scarce and valuable in the desert.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8:10:40.881779030</meta:creation-date>
    <dc:date>2023-05-01T09:48:16.570826915</dc:date>
    <meta:editing-duration>PT7M3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349" meta:character-count="1973" meta:non-whitespace-character-count="1667"/>
  </office:meta>
</office:document-meta>
</file>